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ListStyleNumber.writeLevelGroup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tfListStyleNumber.writeListPrefix( RtfList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ListStyleNumber.writeParagraphPrefix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